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f58220" draw:marker-start-width="0.321cm" draw:marker-end-width="0.321cm" draw:fill="solid" draw:fill-color="#ffe5ca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2b511a" draw:marker-start-width="0.321cm" draw:marker-end-width="0.321cm" draw:fill="solid" draw:fill-color="#e0efd4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386cm" fo:min-width="0.1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365cm" fo:min-width="4.09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0.386cm" fo:min-width="1.914cm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aa55a1" draw:marker-start-width="0.279cm" draw:marker-end-width="0.279cm" draw:fill="none" draw:textarea-horizontal-align="justify" draw:textarea-vertical-align="middle" draw:auto-grow-height="false" fo:min-height="0.844cm" fo:min-width="1.6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aa55a1" draw:marker-start-width="0.279cm" draw:marker-end-width="0.279cm" draw:fill="none" draw:textarea-horizontal-align="justify" draw:textarea-vertical-align="middle" draw:auto-grow-height="false" fo:min-height="0.894cm" fo:min-width="0.13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386cm" fo:min-width="1.6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494cm" fo:min-width="1.73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3.942cm" fo:min-width="0.13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1.352cm" fo:min-width="0.59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0.844cm" fo:min-width="1.61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604cm" style:use-optimal-column-width="false"/>
    </style:style>
    <style:style style:name="co2" style:family="table-column">
      <style:table-column-properties style:column-width="2.474cm" style:use-optimal-column-width="false"/>
    </style:style>
    <style:style style:name="co3" style:family="table-column">
      <style:table-column-properties style:column-width="4.381cm" style:use-optimal-column-width="false"/>
    </style:style>
    <style:style style:name="co4" style:family="table-column">
      <style:table-column-properties style:column-width="4.388cm" style:use-optimal-column-width="false"/>
    </style:style>
    <style:style style:name="co5" style:family="table-column">
      <style:table-column-properties style:column-width="4.329cm" style:use-optimal-column-width="false"/>
    </style:style>
    <style:style style:name="co6" style:family="table-column">
      <style:table-column-properties style:column-width="4.368cm" style:use-optimal-column-width="false"/>
    </style:style>
    <style:style style:name="co7" style:family="table-column">
      <style:table-column-properties style:column-width="4.382cm" style:use-optimal-column-width="false"/>
    </style:style>
    <style:style style:name="co8" style:family="table-column">
      <style:table-column-properties style:column-width="4.389cm" style:use-optimal-column-width="false"/>
    </style:style>
    <style:style style:name="co9" style:family="table-column">
      <style:table-column-properties style:column-width="4.37cm" style:use-optimal-column-width="false"/>
    </style:style>
    <style:style style:name="co10" style:family="table-column">
      <style:table-column-properties style:column-width="2.606cm" style:use-optimal-column-width="false"/>
    </style:style>
    <style:style style:name="co11" style:family="table-column">
      <style:table-column-properties style:column-width="2.476cm" style:use-optimal-column-width="false"/>
    </style:style>
    <style:style style:name="co12" style:family="table-column">
      <style:table-column-properties style:column-width="4.383cm" style:use-optimal-column-width="false"/>
    </style:style>
    <style:style style:name="co13" style:family="table-column">
      <style:table-column-properties style:column-width="4.39cm" style:use-optimal-column-width="false"/>
    </style:style>
    <style:style style:name="co14" style:family="table-column">
      <style:table-column-properties style:column-width="4.372cm" style:use-optimal-column-width="false"/>
    </style:style>
    <style:style style:name="co15" style:family="table-column">
      <style:table-column-properties style:column-width="2.493cm" style:use-optimal-column-width="false"/>
    </style:style>
    <style:style style:name="co16" style:family="table-column">
      <style:table-column-properties style:column-width="1.337cm" style:use-optimal-column-width="false"/>
    </style:style>
    <style:style style:name="co17" style:family="table-column">
      <style:table-column-properties style:column-width="1.309cm" style:use-optimal-column-width="false"/>
    </style:style>
    <style:style style:name="co18" style:family="table-column">
      <style:table-column-properties style:column-width="1.536cm" style:use-optimal-column-width="false"/>
    </style:style>
    <style:style style:name="co19" style:family="table-column">
      <style:table-column-properties style:column-width="1.25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ro4" style:family="table-row">
      <style:table-row-properties style:row-height="0.812cm"/>
    </style:style>
    <style:style style:name="ro5" style:family="table-row">
      <style:table-row-properties style:row-height="0.98cm"/>
    </style:style>
    <style:style style:name="ro6" style:family="table-row">
      <style:table-row-properties style:row-height="1.145cm"/>
    </style:style>
    <style:style style:name="ro7" style:family="table-row">
      <style:table-row-properties style:row-height="1.144cm"/>
    </style:style>
    <style:style style:name="ro8" style:family="table-row">
      <style:table-row-properties style:row-height="0.882cm"/>
    </style:style>
    <style:style style:name="ro9" style:family="table-row">
      <style:table-row-properties style:row-height="1.055cm"/>
    </style:style>
    <style:style style:name="ro10" style:family="table-row">
      <style:table-row-properties style:row-height="1.063cm"/>
    </style:style>
    <style:style style:name="ro11" style:family="table-row">
      <style:table-row-properties style:row-height="0.928cm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color="#000000"/>
    </style:style>
    <style:style style:name="ce4" style:family="table-cell">
      <style:paragraph-properties fo:text-align="center"/>
      <style:text-properties fo:color="#000000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6" style:family="table-cell">
      <loext:graphic-properties draw:fill-color="#000000"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 fo:border="0.03pt solid #000000"/>
    </style:style>
    <style:style style:name="ce8" style:family="table-cell">
      <loext:graphic-properties draw:textarea-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0efd4"/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style:font-name="FreeSans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text-properties style:font-name="FreeSans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5" style:family="paragraph">
      <style:paragraph-properties fo:text-align="center"/>
      <style:text-properties fo:color="#000000" fo:font-size="18pt"/>
    </style:style>
    <style:style style:name="P16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.778cm" svg:height="1.778cm" svg:x="1.27cm" svg:y="2.458cm">
          <text:p text:style-name="P1"><text:span text:style-name="T1">A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78cm" svg:height="1.778cm" svg:x="4.826cm" svg:y="2.458cm">
          <text:p text:style-name="P1"><text:span text:style-name="T1">B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78cm" svg:height="1.778cm" svg:x="8.636cm" svg:y="2.458cm">
          <text:p text:style-name="P1"><text:span text:style-name="T1">C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2.446cm" svg:y="2.458cm">
          <text:p text:style-name="P1"><text:span text:style-name="T1">D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048cm" svg:y1="3.347cm" svg:x2="4.826cm" svg:y2="3.347cm" draw:start-shape="id1" draw:start-glue-point="10" draw:end-shape="id2" draw:end-glue-point="6" svg:d="M3048 3347h1778" svg:viewBox="0 0 1779 1">
          <text:p/>
        </draw:connector>
        <draw:connector draw:style-name="gr2" draw:text-style-name="P3" draw:layer="layout" draw:type="line" svg:x1="6.604cm" svg:y1="3.347cm" svg:x2="8.636cm" svg:y2="3.347cm" draw:start-shape="id2" draw:start-glue-point="10" draw:end-shape="id3" draw:end-glue-point="6" svg:d="M6604 3347h2032" svg:viewBox="0 0 2033 1">
          <text:p/>
        </draw:connector>
        <draw:connector draw:style-name="gr2" draw:text-style-name="P3" draw:layer="layout" draw:type="line" svg:x1="10.414cm" svg:y1="3.347cm" svg:x2="12.446cm" svg:y2="3.347cm" draw:start-shape="id3" draw:start-glue-point="10" draw:end-shape="id4" draw:end-glue-point="6" svg:d="M10414 3347h2032" svg:viewBox="0 0 2033 1">
          <text:p/>
        </draw:connector>
        <draw:connector draw:style-name="gr2" draw:text-style-name="P3" xml:id="id6" draw:id="id6" draw:layer="layout" draw:type="line" svg:x1="5.715cm" svg:y1="4.236cm" svg:x2="5.715cm" svg:y2="4.236cm" draw:start-shape="id2" draw:start-glue-point="8" draw:end-shape="id2" draw:end-glue-point="8" svg:d="M5715 4236z" svg:viewBox="0 0 1 1">
          <text:p/>
        </draw:connector>
        <draw:custom-shape draw:style-name="gr3" draw:text-style-name="P4" xml:id="id5" draw:id="id5" draw:layer="layout" svg:width="1.778cm" svg:height="1.778cm" svg:x="16.256cm" svg:y="2.458cm">
          <text:p text:style-name="P1"><text:span text:style-name="T1">E/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215cm" svg:x1="9.525cm" svg:y1="4.236cm" svg:x2="2.159cm" svg:y2="4.236cm" draw:start-shape="id3" draw:start-glue-point="8" draw:end-shape="id1" draw:end-glue-point="8" svg:d="M9525 4236c0 1135-7366 1135-7366 0" svg:viewBox="0 0 7367 852">
          <text:p/>
        </draw:connector>
        <draw:connector draw:style-name="gr2" draw:text-style-name="P3" draw:layer="layout" draw:type="curve" svg:x1="14.224cm" svg:y1="3.347cm" svg:x2="16.256cm" svg:y2="3.347cm" draw:start-shape="id4" draw:start-glue-point="10" draw:end-shape="id5" draw:end-glue-point="6" svg:d="M14224 3347h2032" svg:viewBox="0 0 2033 1">
          <text:p/>
        </draw:connector>
        <draw:connector draw:style-name="gr2" draw:text-style-name="P3" draw:layer="layout" draw:type="curve" draw:line-skew="0.198cm" svg:x1="13.335cm" svg:y1="4.236cm" svg:x2="9.525cm" svg:y2="4.236cm" draw:start-shape="id4" draw:start-glue-point="8" draw:end-shape="id3" draw:end-glue-point="8" svg:d="M13335 4236c0 1110-3810 1110-3810 0" svg:viewBox="0 0 3811 834">
          <text:p/>
        </draw:connector>
        <draw:connector draw:style-name="gr2" draw:text-style-name="P3" draw:layer="layout" draw:type="curve" draw:line-skew="0.537cm" svg:x1="17.145cm" svg:y1="4.236cm" svg:x2="5.715cm" svg:y2="4.236cm" draw:start-shape="id5" draw:start-glue-point="8" draw:end-shape="id6" draw:end-glue-point="0" svg:d="M17145 4236c0 1618-11430 1618-11430 0" svg:viewBox="0 0 11431 1215">
          <text:p/>
        </draw:connector>
        <draw:connector draw:style-name="gr2" draw:text-style-name="P3" draw:layer="layout" draw:type="curve" draw:line-skew="-0.243cm" svg:x1="17.145cm" svg:y1="2.458cm" svg:x2="9.525cm" svg:y2="2.458cm" draw:start-shape="id5" draw:start-glue-point="4" draw:end-shape="id3" svg:d="M17145 2458c0-1176-7620-1176-7620 0" svg:viewBox="0 0 7621 883">
          <text:p/>
        </draw:connector>
        <draw:frame draw:style-name="gr4" draw:text-style-name="P6" draw:layer="layout" svg:width="0.762cm" svg:height="0.814cm" svg:x="1.778cm" svg:y="1.014cm">
          <draw:text-box>
            <text:p text:style-name="P5"><text:span text:style-name="T2">0</text:span></text:p>
          </draw:text-box>
        </draw:frame>
        <draw:frame draw:style-name="gr4" draw:text-style-name="P6" draw:layer="layout" svg:width="0.762cm" svg:height="0.814cm" svg:x="5.334cm" svg:y="0.962cm">
          <draw:text-box>
            <text:p text:style-name="P5"><text:span text:style-name="T2">1</text:span></text:p>
          </draw:text-box>
        </draw:frame>
        <draw:frame draw:style-name="gr4" draw:text-style-name="P6" draw:layer="layout" svg:width="0.762cm" svg:height="0.814cm" svg:x="13.208cm" svg:y="0.762cm">
          <draw:text-box>
            <text:p text:style-name="P5"><text:span text:style-name="T2">0</text:span></text:p>
          </draw:text-box>
        </draw:frame>
        <draw:frame draw:style-name="gr4" draw:text-style-name="P6" draw:layer="layout" svg:width="0.762cm" svg:height="0.814cm" svg:x="3.302cm" svg:y="2.533cm">
          <draw:text-box>
            <text:p text:style-name="P5"><text:span text:style-name="T2">1</text:span></text:p>
          </draw:text-box>
        </draw:frame>
        <draw:frame draw:style-name="gr4" draw:text-style-name="P6" draw:layer="layout" svg:width="0.762cm" svg:height="0.814cm" svg:x="7.112cm" svg:y="2.592cm">
          <draw:text-box>
            <text:p text:style-name="P5"><text:span text:style-name="T2">0</text:span></text:p>
          </draw:text-box>
        </draw:frame>
        <draw:frame draw:style-name="gr4" draw:text-style-name="P6" draw:layer="layout" svg:width="0.762cm" svg:height="0.814cm" svg:x="10.922cm" svg:y="2.533cm">
          <draw:text-box>
            <text:p text:style-name="P5"><text:span text:style-name="T2">1</text:span></text:p>
          </draw:text-box>
        </draw:frame>
        <draw:frame draw:style-name="gr4" draw:text-style-name="P6" draw:layer="layout" svg:width="0.762cm" svg:height="0.814cm" svg:x="14.646cm" svg:y="2.592cm">
          <draw:text-box>
            <text:p text:style-name="P5"><text:span text:style-name="T2">1</text:span></text:p>
          </draw:text-box>
        </draw:frame>
        <draw:frame draw:style-name="gr4" draw:text-style-name="P6" draw:layer="layout" svg:width="0.762cm" svg:height="0.814cm" svg:x="5.434cm" svg:y="5.234cm">
          <draw:text-box>
            <text:p text:style-name="P5"><text:span text:style-name="T2">0</text:span></text:p>
          </draw:text-box>
        </draw:frame>
        <draw:frame draw:style-name="gr4" draw:text-style-name="P6" draw:layer="layout" svg:width="0.762cm" svg:height="0.814cm" svg:x="11.176cm" svg:y="4.236cm">
          <draw:text-box>
            <text:p text:style-name="P5"><text:span text:style-name="T2">0</text:span></text:p>
          </draw:text-box>
        </draw:frame>
        <draw:frame draw:style-name="gr4" draw:text-style-name="P6" draw:layer="layout" svg:width="0.762cm" svg:height="0.814cm" svg:x="11.684cm" svg:y="5.54cm">
          <draw:text-box>
            <text:p text:style-name="P5"><text:span text:style-name="T2">1</text:span></text:p>
          </draw:text-box>
        </draw:frame>
        <draw:connector draw:style-name="gr2" draw:text-style-name="P3" draw:layer="layout" draw:type="curve" svg:x1="6.344cm" svg:y1="2.718cm" svg:x2="5.086cm" svg:y2="2.718cm" draw:start-shape="id2" draw:start-glue-point="11" draw:end-shape="id2" draw:end-glue-point="5" svg:d="M6344 2718c0-1201-1258-1201-1258 0" svg:viewBox="0 0 1259 902">
          <text:p/>
        </draw:connector>
        <draw:connector draw:style-name="gr2" draw:text-style-name="P3" draw:layer="layout" draw:type="curve" svg:x1="2.788cm" svg:y1="2.718cm" svg:x2="1.53cm" svg:y2="2.718cm" draw:start-shape="id1" draw:start-glue-point="11" draw:end-shape="id1" draw:end-glue-point="5" svg:d="M2788 2718c0-1201-1258-1201-1258 0" svg:viewBox="0 0 1259 902">
          <text:p/>
        </draw:connector>
        <draw:frame draw:style-name="standard" draw:layer="layout" svg:width="5.077cm" svg:height="5.511cm" svg:x="20.029cm" svg:y="0.611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Estado</text:p>
              </table:table-cell>
              <table:table-cell>
                <text:p text:style-name="P7">Seq</text:p>
              </table:table-cell>
            </table:table-row>
            <table:table-row table:style-name="ro1" table:default-cell-style-name="ce2">
              <table:table-cell>
                <text:p text:style-name="P8">A</text:p>
              </table:table-cell>
              <table:table-cell>
                <text:p text:style-name="P8">-</text:p>
              </table:table-cell>
            </table:table-row>
            <table:table-row table:style-name="ro2" table:default-cell-style-name="ce2">
              <table:table-cell>
                <text:p text:style-name="P8">B</text:p>
              </table:table-cell>
              <table:table-cell>
                <text:p text:style-name="P8">1</text:p>
              </table:table-cell>
            </table:table-row>
            <table:table-row table:style-name="ro2" table:default-cell-style-name="ce2">
              <table:table-cell>
                <text:p text:style-name="P8">C</text:p>
              </table:table-cell>
              <table:table-cell>
                <text:p text:style-name="P8">10</text:p>
              </table:table-cell>
            </table:table-row>
            <table:table-row table:style-name="ro2" table:default-cell-style-name="ce2">
              <table:table-cell>
                <text:p text:style-name="P8">D</text:p>
              </table:table-cell>
              <table:table-cell>
                <text:p text:style-name="P8">101</text:p>
              </table:table-cell>
            </table:table-row>
            <table:table-row table:style-name="ro2" table:default-cell-style-name="ce2">
              <table:table-cell>
                <text:p text:style-name="P8">E</text:p>
              </table:table-cell>
              <table:table-cell>
                <text:p text:style-name="P8">101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65cm" svg:height="6.803cm" svg:x="0.432cm" svg:y="7.8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/>
              <table:table-cell table:style-name="ce4" table:number-columns-spanned="2">
                <text:p text:style-name="P9"><text:span text:style-name="T1">Próx</text:span><text:span text:style-name="T1">imo </text:span><text:span text:style-name="T1">Esta</text:span><text:span text:style-name="T1">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9">Estado Atual</text:p>
              </table:table-cell>
              <table:table-cell>
                <text:p text:style-name="P10">X = 0</text:p>
              </table:table-cell>
              <table:table-cell>
                <text:p text:style-name="P10">X = 1</text:p>
              </table:table-cell>
              <table:table-cell table:style-name="ce4">
                <text:p text:style-name="P9"><text:span text:style-name="T1">Saíd</text:span><text:span text:style-name="T1">a</text:span></text:p>
              </table:table-cell>
            </table:table-row>
            <table:table-row table:style-name="ro2" table:default-cell-style-name="ce3">
              <table:table-cell>
                <text:p text:style-name="P10">A</text:p>
              </table:table-cell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B</text:p>
              </table:table-cell>
              <table:table-cell>
                <text:p text:style-name="P10">C</text:p>
              </table:table-cell>
              <table:table-cell>
                <text:p text:style-name="P10">B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C</text:p>
              </table:table-cell>
              <table:table-cell>
                <text:p text:style-name="P10">A</text:p>
              </table:table-cell>
              <table:table-cell>
                <text:p text:style-name="P10">D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D</text:p>
              </table:table-cell>
              <table:table-cell>
                <text:p text:style-name="P10">C</text:p>
              </table:table-cell>
              <table:table-cell>
                <text:p text:style-name="P10">E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E</text:p>
              </table:table-cell>
              <table:table-cell>
                <text:p text:style-name="P10">C</text:p>
              </table:table-cell>
              <table:table-cell>
                <text:p text:style-name="P10">B</text:p>
              </table:table-cell>
              <table:table-cell>
                <text:p text:style-name="P10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xml:id="id7" draw:id="id7" draw:layer="layout" svg:width="17.469cm" svg:height="6.807cm" svg:x="0.291cm" svg:y="0.5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2" table:default-cell-style-name="ce3">
              <table:table-cell/>
              <table:table-cell table:style-name="ce4" table:number-columns-spanned="2">
                <text:p text:style-name="P9"><text:span text:style-name="T1">P</text:span><text:span text:style-name="T1">r</text:span><text:span text:style-name="T1">ó</text:span><text:span text:style-name="T1">x</text:span><text:span text:style-name="T1">i</text:span><text:span text:style-name="T1">m</text:span><text:span text:style-name="T1">o</text:span><text:span text:style-name="T1"> </text:span><text:span text:style-name="T1">E</text:span><text:span text:style-name="T1">s</text:span><text:span text:style-name="T1">t</text:span><text:span text:style-name="T1">a</text:span><text:span text:style-name="T1">d</text:span><text:span text:style-name="T1">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9">Estado Atual</text:p>
              </table:table-cell>
              <table:table-cell>
                <text:p text:style-name="P10">X = 0</text:p>
              </table:table-cell>
              <table:table-cell>
                <text:p text:style-name="P10">X = 1</text:p>
              </table:table-cell>
              <table:table-cell table:style-name="ce4">
                <text:p text:style-name="P9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0">A</text:p>
              </table:table-cell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B</text:p>
              </table:table-cell>
              <table:table-cell>
                <text:p text:style-name="P10">C</text:p>
              </table:table-cell>
              <table:table-cell>
                <text:p text:style-name="P10">B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C</text:p>
              </table:table-cell>
              <table:table-cell>
                <text:p text:style-name="P10">A</text:p>
              </table:table-cell>
              <table:table-cell>
                <text:p text:style-name="P10">D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D</text:p>
              </table:table-cell>
              <table:table-cell>
                <text:p text:style-name="P10">C</text:p>
              </table:table-cell>
              <table:table-cell>
                <text:p text:style-name="P10">E</text:p>
              </table:table-cell>
              <table:table-cell>
                <text:p text:style-name="P10">0</text:p>
              </table:table-cell>
            </table:table-row>
            <table:table-row table:style-name="ro3" table:default-cell-style-name="ce3">
              <table:table-cell>
                <text:p text:style-name="P10">E</text:p>
              </table:table-cell>
              <table:table-cell>
                <text:p text:style-name="P10">C</text:p>
              </table:table-cell>
              <table:table-cell>
                <text:p text:style-name="P10">B</text:p>
              </table:table-cell>
              <table:table-cell>
                <text:p text:style-name="P10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8" draw:id="id8" draw:layer="layout" svg:width="17.469cm" svg:height="6.807cm" svg:x="0.433cm" svg:y="7.85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2" table:default-cell-style-name="ce3">
              <table:table-cell/>
              <table:table-cell table:style-name="ce4" table:number-columns-spanned="2">
                <text:p text:style-name="P9"><text:span text:style-name="T1">Próximo Esta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9">Estado Atual</text:p>
              </table:table-cell>
              <table:table-cell>
                <text:p text:style-name="P10">X = 0</text:p>
              </table:table-cell>
              <table:table-cell>
                <text:p text:style-name="P10">X = 1</text:p>
              </table:table-cell>
              <table:table-cell table:style-name="ce4">
                <text:p text:style-name="P9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0">000</text:p>
              </table:table-cell>
              <table:table-cell>
                <text:p text:style-name="P10">000</text:p>
              </table:table-cell>
              <table:table-cell>
                <text:p text:style-name="P10">00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01</text:p>
              </table:table-cell>
              <table:table-cell>
                <text:p text:style-name="P10">011</text:p>
              </table:table-cell>
              <table:table-cell>
                <text:p text:style-name="P10">00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11</text:p>
              </table:table-cell>
              <table:table-cell>
                <text:p text:style-name="P10">000</text:p>
              </table:table-cell>
              <table:table-cell>
                <text:p text:style-name="P10">010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10</text:p>
              </table:table-cell>
              <table:table-cell>
                <text:p text:style-name="P10">011</text:p>
              </table:table-cell>
              <table:table-cell>
                <text:p text:style-name="P10">110</text:p>
              </table:table-cell>
              <table:table-cell>
                <text:p text:style-name="P10">0</text:p>
              </table:table-cell>
            </table:table-row>
            <table:table-row table:style-name="ro3" table:default-cell-style-name="ce3">
              <table:table-cell>
                <text:p text:style-name="P10">110</text:p>
              </table:table-cell>
              <table:table-cell>
                <text:p text:style-name="P10">011</text:p>
              </table:table-cell>
              <table:table-cell>
                <text:p text:style-name="P10">001</text:p>
              </table:table-cell>
              <table:table-cell>
                <text:p text:style-name="P10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081cm" svg:height="5.515cm" svg:x="20.03cm" svg:y="0.612cm">
          <table:table table:template-name="seetang" table:use-first-row-styles="true" table:use-banding-rows-styles="true"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7">Estado</text:p>
              </table:table-cell>
              <table:table-cell>
                <text:p text:style-name="P7">Cod</text:p>
              </table:table-cell>
            </table:table-row>
            <table:table-row table:style-name="ro4" table:default-cell-style-name="ce2">
              <table:table-cell>
                <text:p text:style-name="P8">A</text:p>
              </table:table-cell>
              <table:table-cell>
                <text:p text:style-name="P8">000</text:p>
              </table:table-cell>
            </table:table-row>
            <table:table-row table:style-name="ro2" table:default-cell-style-name="ce2">
              <table:table-cell>
                <text:p text:style-name="P8">B</text:p>
              </table:table-cell>
              <table:table-cell>
                <text:p text:style-name="P8">001</text:p>
              </table:table-cell>
            </table:table-row>
            <table:table-row table:style-name="ro2" table:default-cell-style-name="ce2">
              <table:table-cell>
                <text:p text:style-name="P8">C</text:p>
              </table:table-cell>
              <table:table-cell>
                <text:p text:style-name="P8">011</text:p>
              </table:table-cell>
            </table:table-row>
            <table:table-row table:style-name="ro2" table:default-cell-style-name="ce2">
              <table:table-cell>
                <text:p text:style-name="P8">D</text:p>
              </table:table-cell>
              <table:table-cell>
                <text:p text:style-name="P8">010</text:p>
              </table:table-cell>
            </table:table-row>
            <table:table-row table:style-name="ro3" table:default-cell-style-name="ce2">
              <table:table-cell>
                <text:p text:style-name="P8">E</text:p>
              </table:table-cell>
              <table:table-cell>
                <text:p text:style-name="P8">110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" draw:text-style-name="P3" draw:layer="layout" draw:type="curve" draw:line-skew="0.974cm" svg:x1="17.76cm" svg:y1="3.97cm" svg:x2="17.902cm" svg:y2="11.257cm" draw:start-shape="id7" draw:start-glue-point="1" draw:end-shape="id8" draw:end-glue-point="1" svg:d="M17760 3970c2428 0 2357 7287 142 7287" svg:viewBox="0 0 1813 7288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17.473cm" svg:height="6.811cm" svg:x="0.157cm" svg:y="0.399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5"/>
            <table:table-column table:style-name="co14"/>
            <table:table-row table:style-name="ro2" table:default-cell-style-name="ce3">
              <table:table-cell/>
              <table:table-cell table:style-name="ce4" table:number-columns-spanned="2">
                <text:p text:style-name="P9"><text:span text:style-name="T1">Próximo Esta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9">Estado Atual</text:p>
              </table:table-cell>
              <table:table-cell>
                <text:p text:style-name="P10">X = 0</text:p>
              </table:table-cell>
              <table:table-cell>
                <text:p text:style-name="P10">X = 1</text:p>
              </table:table-cell>
              <table:table-cell table:style-name="ce4">
                <text:p text:style-name="P9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0">000</text:p>
              </table:table-cell>
              <table:table-cell>
                <text:p text:style-name="P10">000</text:p>
              </table:table-cell>
              <table:table-cell>
                <text:p text:style-name="P10">00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01</text:p>
              </table:table-cell>
              <table:table-cell>
                <text:p text:style-name="P10">011</text:p>
              </table:table-cell>
              <table:table-cell>
                <text:p text:style-name="P10">00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11</text:p>
              </table:table-cell>
              <table:table-cell>
                <text:p text:style-name="P10">000</text:p>
              </table:table-cell>
              <table:table-cell>
                <text:p text:style-name="P10">010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3">
              <table:table-cell>
                <text:p text:style-name="P10">010</text:p>
              </table:table-cell>
              <table:table-cell>
                <text:p text:style-name="P10">011</text:p>
              </table:table-cell>
              <table:table-cell>
                <text:p text:style-name="P10">110</text:p>
              </table:table-cell>
              <table:table-cell>
                <text:p text:style-name="P10">0</text:p>
              </table:table-cell>
            </table:table-row>
            <table:table-row table:style-name="ro5" table:default-cell-style-name="ce3">
              <table:table-cell>
                <text:p text:style-name="P10">110</text:p>
              </table:table-cell>
              <table:table-cell>
                <text:p text:style-name="P10">011</text:p>
              </table:table-cell>
              <table:table-cell>
                <text:p text:style-name="P10">001</text:p>
              </table:table-cell>
              <table:table-cell>
                <text:p text:style-name="P10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926cm" svg:height="5.723cm" svg:x="1.319cm" svg:y="8.70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13" draw:layer="layout" svg:width="7.366cm" svg:height="0.962cm" svg:x="1.524cm" svg:y="7.874cm">
          <draw:text-box>
            <text:p text:style-name="P1">DIGITO A</text:p>
          </draw:text-box>
        </draw:frame>
        <draw:frame draw:style-name="standard" draw:layer="layout" svg:width="7.926cm" svg:height="5.723cm" svg:x="10.16cm" svg:y="8.75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3" draw:layer="layout" svg:width="7.366cm" svg:height="0.962cm" svg:x="10.365cm" svg:y="7.924cm">
          <draw:text-box>
            <text:p text:style-name="P1">DIGITO B</text:p>
          </draw:text-box>
        </draw:frame>
        <draw:frame draw:style-name="standard" draw:layer="layout" svg:width="7.926cm" svg:height="5.723cm" svg:x="18.997cm" svg:y="8.8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13" draw:layer="layout" svg:width="7.366cm" svg:height="0.962cm" svg:x="19.255cm" svg:y="7.924cm">
          <draw:text-box>
            <text:p text:style-name="P1">DIGITO C</text:p>
          </draw:text-box>
        </draw:frame>
        <draw:custom-shape draw:style-name="gr7" draw:text-style-name="P3" draw:layer="layout" svg:width="0.762cm" svg:height="0.762cm" svg:x="5.43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826cm" svg:height="1.847cm" svg:x="21.844cm" svg:y="12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2.032cm" svg:x="21.84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3" draw:layer="layout" svg:width="2.54cm" svg:height="1.27cm" svg:x="22.86cm" svg:y="9.752cm" svg:viewBox="0 0 2541 1271" svg:d="M381 0c-191 0-381 317-381 635v1c0 317 190 635 381 635 593 0 1186 0 1779 0 190 0 381-318 381-635v-1c0-318-191-635-381-635-593 0-1186 0-1779 0zM0 0zM2541 1271z">
          <text:p/>
        </draw:path>
        <draw:path draw:style-name="gr10" draw:text-style-name="P3" draw:layer="layout" svg:width="2.54cm" svg:height="1.27cm" svg:x="22.86cm" svg:y="13.615cm" svg:viewBox="0 0 2541 1271" svg:d="M381 0c-191 0-381 317-381 635v1c0 317 190 635 381 635 593 0 1186 0 1779 0 190 0 381-318 381-635v-1c0-318-191-635-381-635-593 0-1186 0-1779 0zM0 0zM2541 1271z">
          <text:p/>
        </draw:path>
        <draw:custom-shape draw:style-name="gr11" draw:text-style-name="P3" draw:layer="layout" svg:width="2.286cm" svg:height="1.27cm" svg:x="24.38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286cm" svg:height="1.27cm" svg:x="24.384cm" svg:y="13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62cm" svg:height="1.27cm" svg:x="17.118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62cm" svg:height="1.27cm" svg:x="17.118cm" svg:y="13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286cm" svg:height="0.762cm" svg:x="14.22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2.032cm" svg:x="12.95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138cm" svg:height="5.723cm" svg:x="19.07cm" svg:y="1.371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6" table:default-cell-style-name="ce5">
              <table:table-cell>
                <text:p text:style-name="P12">AB\C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" draw:text-style-name="P13" draw:layer="layout" svg:width="7.366cm" svg:height="0.962cm" svg:x="17.78cm" svg:y="0.508cm">
          <draw:text-box>
            <text:p text:style-name="P1">SAÍDA S</text:p>
          </draw:text-box>
        </draw:frame>
        <draw:custom-shape draw:style-name="gr14" draw:text-style-name="P3" draw:layer="layout" svg:width="2.286cm" svg:height="1.796cm" svg:x="21.744cm" svg:y="5.062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standard" xml:id="id9" draw:id="id9" draw:layer="layout" svg:width="17.469cm" svg:height="6.807cm" svg:x="0.291cm" svg:y="0.5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2" table:default-cell-style-name="ce3">
              <table:table-cell/>
              <table:table-cell table:style-name="ce4" table:number-columns-spanned="2">
                <text:p text:style-name="P14"><text:span text:style-name="T1">Pr</text:span><text:span text:style-name="T1">óx</text:span><text:span text:style-name="T1">im</text:span><text:span text:style-name="T1">o </text:span><text:span text:style-name="T1">Es</text:span><text:span text:style-name="T1">ta</text:span><text:span text:style-name="T1">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14">Estado Atual</text:p>
              </table:table-cell>
              <table:table-cell>
                <text:p text:style-name="P15">X = 0</text:p>
              </table:table-cell>
              <table:table-cell>
                <text:p text:style-name="P15">X = 1</text:p>
              </table:table-cell>
              <table:table-cell table:style-name="ce4">
                <text:p text:style-name="P14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5">A</text:p>
              </table:table-cell>
              <table:table-cell>
                <text:p text:style-name="P15">A</text:p>
              </table:table-cell>
              <table:table-cell>
                <text:p text:style-name="P15">B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B</text:p>
              </table:table-cell>
              <table:table-cell>
                <text:p text:style-name="P15">C</text:p>
              </table:table-cell>
              <table:table-cell>
                <text:p text:style-name="P15">B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C</text:p>
              </table:table-cell>
              <table:table-cell>
                <text:p text:style-name="P15">A</text:p>
              </table:table-cell>
              <table:table-cell>
                <text:p text:style-name="P15">D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D</text:p>
              </table:table-cell>
              <table:table-cell>
                <text:p text:style-name="P15">C</text:p>
              </table:table-cell>
              <table:table-cell>
                <text:p text:style-name="P15">E</text:p>
              </table:table-cell>
              <table:table-cell>
                <text:p text:style-name="P15">0</text:p>
              </table:table-cell>
            </table:table-row>
            <table:table-row table:style-name="ro3" table:default-cell-style-name="ce3">
              <table:table-cell>
                <text:p text:style-name="P15">E</text:p>
              </table:table-cell>
              <table:table-cell>
                <text:p text:style-name="P15">C</text:p>
              </table:table-cell>
              <table:table-cell>
                <text:p text:style-name="P15">B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081cm" svg:height="5.991cm" svg:x="20.03cm" svg:y="0.612cm">
          <table:table table:template-name="seetang" table:use-first-row-styles="true" table:use-banding-rows-styles="true">
            <table:table-column table:style-name="co10"/>
            <table:table-column table:style-name="co11"/>
            <table:table-row table:style-name="ro8" table:default-cell-style-name="ce8">
              <table:table-cell>
                <text:p text:style-name="P16">Estado</text:p>
              </table:table-cell>
              <table:table-cell>
                <text:p text:style-name="P16">Cod</text:p>
              </table:table-cell>
            </table:table-row>
            <table:table-row table:style-name="ro8" table:default-cell-style-name="ce9">
              <table:table-cell>
                <text:p text:style-name="P17">A</text:p>
              </table:table-cell>
              <table:table-cell>
                <text:p text:style-name="P17">000</text:p>
              </table:table-cell>
            </table:table-row>
            <table:table-row table:style-name="ro9" table:default-cell-style-name="ce9">
              <table:table-cell>
                <text:p text:style-name="P17">B</text:p>
              </table:table-cell>
              <table:table-cell>
                <text:p text:style-name="P17">001</text:p>
              </table:table-cell>
            </table:table-row>
            <table:table-row table:style-name="ro9" table:default-cell-style-name="ce9">
              <table:table-cell>
                <text:p text:style-name="P17">C</text:p>
              </table:table-cell>
              <table:table-cell>
                <text:p text:style-name="P17">010</text:p>
              </table:table-cell>
            </table:table-row>
            <table:table-row table:style-name="ro9" table:default-cell-style-name="ce9">
              <table:table-cell>
                <text:p text:style-name="P17">D</text:p>
              </table:table-cell>
              <table:table-cell>
                <text:p text:style-name="P17">011</text:p>
              </table:table-cell>
            </table:table-row>
            <table:table-row table:style-name="ro10" table:default-cell-style-name="ce9">
              <table:table-cell>
                <text:p text:style-name="P17">E</text:p>
              </table:table-cell>
              <table:table-cell>
                <text:p text:style-name="P17">100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" draw:text-style-name="P3" draw:layer="layout" draw:type="curve" draw:line-skew="0.974cm" svg:x1="17.76cm" svg:y1="3.97cm" svg:x2="17.902cm" svg:y2="11.257cm" draw:start-shape="id9" draw:start-glue-point="1" svg:d="M17760 3970c2215 0 2144 7287 142 7287" svg:viewBox="0 0 1653 7288">
          <text:p/>
        </draw:connector>
        <draw:frame draw:style-name="standard" draw:layer="layout" svg:width="17.469cm" svg:height="6.807cm" svg:x="0.265cm" svg:y="7.8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11" table:default-cell-style-name="ce3">
              <table:table-cell/>
              <table:table-cell table:style-name="ce4" table:number-columns-spanned="2">
                <text:p text:style-name="P14"><text:span text:style-name="T1">Próximo Esta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14">Estado Atual</text:p>
              </table:table-cell>
              <table:table-cell>
                <text:p text:style-name="P15">X = 0</text:p>
              </table:table-cell>
              <table:table-cell>
                <text:p text:style-name="P15">X = 1</text:p>
              </table:table-cell>
              <table:table-cell table:style-name="ce4">
                <text:p text:style-name="P14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5">000</text:p>
              </table:table-cell>
              <table:table-cell>
                <text:p text:style-name="P15">000</text:p>
              </table:table-cell>
              <table:table-cell>
                <text:p text:style-name="P15">00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01</text:p>
              </table:table-cell>
              <table:table-cell>
                <text:p text:style-name="P15">010</text:p>
              </table:table-cell>
              <table:table-cell>
                <text:p text:style-name="P15">00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10</text:p>
              </table:table-cell>
              <table:table-cell>
                <text:p text:style-name="P15">000</text:p>
              </table:table-cell>
              <table:table-cell>
                <text:p text:style-name="P15">01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11</text:p>
              </table:table-cell>
              <table:table-cell>
                <text:p text:style-name="P15">010</text:p>
              </table:table-cell>
              <table:table-cell>
                <text:p text:style-name="P15">100</text:p>
              </table:table-cell>
              <table:table-cell>
                <text:p text:style-name="P15">0</text:p>
              </table:table-cell>
            </table:table-row>
            <table:table-row table:style-name="ro3" table:default-cell-style-name="ce3">
              <table:table-cell>
                <text:p text:style-name="P15">100</text:p>
              </table:table-cell>
              <table:table-cell>
                <text:p text:style-name="P15">010</text:p>
              </table:table-cell>
              <table:table-cell>
                <text:p text:style-name="P15">001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7.926cm" svg:height="5.723cm" svg:x="1.319cm" svg:y="8.70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6" draw:text-style-name="P13" draw:layer="layout" svg:width="7.366cm" svg:height="0.962cm" svg:x="1.524cm" svg:y="7.874cm">
          <draw:text-box>
            <text:p text:style-name="P1">DIGITO A</text:p>
          </draw:text-box>
        </draw:frame>
        <draw:frame draw:style-name="standard" draw:layer="layout" svg:width="7.926cm" svg:height="5.723cm" svg:x="10.16cm" svg:y="8.75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6" draw:text-style-name="P13" draw:layer="layout" svg:width="7.366cm" svg:height="0.962cm" svg:x="10.365cm" svg:y="7.924cm">
          <draw:text-box>
            <text:p text:style-name="P1">DIGITO B</text:p>
          </draw:text-box>
        </draw:frame>
        <draw:frame draw:style-name="standard" draw:layer="layout" svg:width="7.926cm" svg:height="5.723cm" svg:x="18.997cm" svg:y="8.85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5">
              <table:table-cell>
                <text:p text:style-name="P12">AB\CX</text:p>
              </table:table-cell>
              <table:table-cell>
                <text:p text:style-name="P12">00</text:p>
              </table:table-cell>
              <table:table-cell>
                <text:p text:style-name="P12">01</text:p>
              </table:table-cell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6" draw:text-style-name="P13" draw:layer="layout" svg:width="7.366cm" svg:height="0.962cm" svg:x="19.255cm" svg:y="7.924cm">
          <draw:text-box>
            <text:p text:style-name="P1">DIGITO C</text:p>
          </draw:text-box>
        </draw:frame>
        <draw:custom-shape draw:style-name="gr15" draw:text-style-name="P3" draw:layer="layout" svg:width="0.762cm" svg:height="2.032cm" svg:x="6.85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138cm" svg:height="5.723cm" svg:x="19.07cm" svg:y="1.371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6" table:default-cell-style-name="ce5">
              <table:table-cell>
                <text:p text:style-name="P12">AB\C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</table:table-row>
            <table:table-row table:style-name="ro6" table:default-cell-style-name="ce7">
              <table:table-cell table:style-name="ce6">
                <text:p text:style-name="P12">0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0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7">
              <table:table-cell table:style-name="ce6">
                <text:p text:style-name="P12">1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7" table:default-cell-style-name="ce7">
              <table:table-cell table:style-name="ce6">
                <text:p text:style-name="P12">1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6" draw:text-style-name="P13" draw:layer="layout" svg:width="7.366cm" svg:height="0.962cm" svg:x="17.78cm" svg:y="0.508cm">
          <draw:text-box>
            <text:p text:style-name="P1">SAÍDA S</text:p>
          </draw:text-box>
        </draw:frame>
        <draw:custom-shape draw:style-name="gr14" draw:text-style-name="P3" draw:layer="layout" svg:width="2.286cm" svg:height="1.796cm" svg:x="21.744cm" svg:y="5.062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473cm" svg:height="6.811cm" svg:x="0.447cm" svg:y="0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5"/>
            <table:table-column table:style-name="co14"/>
            <table:table-row table:style-name="ro2" table:default-cell-style-name="ce3">
              <table:table-cell/>
              <table:table-cell table:style-name="ce4" table:number-columns-spanned="2">
                <text:p text:style-name="P14"><text:span text:style-name="T1">Próximo Estado</text:span></text:p>
              </table:table-cell>
              <table:covered-table-cell table:style-name="ce4"/>
              <table:table-cell/>
            </table:table-row>
            <table:table-row table:style-name="ro2" table:default-cell-style-name="ce3">
              <table:table-cell table:style-name="ce4">
                <text:p text:style-name="P14">Estado Atual</text:p>
              </table:table-cell>
              <table:table-cell>
                <text:p text:style-name="P15">X = 0</text:p>
              </table:table-cell>
              <table:table-cell>
                <text:p text:style-name="P15">X = 1</text:p>
              </table:table-cell>
              <table:table-cell table:style-name="ce4">
                <text:p text:style-name="P14"><text:span text:style-name="T1">Saída</text:span></text:p>
              </table:table-cell>
            </table:table-row>
            <table:table-row table:style-name="ro2" table:default-cell-style-name="ce3">
              <table:table-cell>
                <text:p text:style-name="P15">000</text:p>
              </table:table-cell>
              <table:table-cell>
                <text:p text:style-name="P15">000</text:p>
              </table:table-cell>
              <table:table-cell>
                <text:p text:style-name="P15">00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01</text:p>
              </table:table-cell>
              <table:table-cell>
                <text:p text:style-name="P15">010</text:p>
              </table:table-cell>
              <table:table-cell>
                <text:p text:style-name="P15">00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10</text:p>
              </table:table-cell>
              <table:table-cell>
                <text:p text:style-name="P15">000</text:p>
              </table:table-cell>
              <table:table-cell>
                <text:p text:style-name="P15">011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ce3">
              <table:table-cell>
                <text:p text:style-name="P15">011</text:p>
              </table:table-cell>
              <table:table-cell>
                <text:p text:style-name="P15">010</text:p>
              </table:table-cell>
              <table:table-cell>
                <text:p text:style-name="P15">100</text:p>
              </table:table-cell>
              <table:table-cell>
                <text:p text:style-name="P15">0</text:p>
              </table:table-cell>
            </table:table-row>
            <table:table-row table:style-name="ro5" table:default-cell-style-name="ce3">
              <table:table-cell>
                <text:p text:style-name="P15">100</text:p>
              </table:table-cell>
              <table:table-cell>
                <text:p text:style-name="P15">010</text:p>
              </table:table-cell>
              <table:table-cell>
                <text:p text:style-name="P15">001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6" draw:text-style-name="P3" draw:layer="layout" svg:width="0.762cm" svg:height="4.318cm" svg:x="17.018cm" svg:y="10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1.27cm" svg:height="1.778cm" svg:x="12.446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1.27cm" svg:height="1.778cm" svg:x="17.047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762cm" svg:height="2.032cm" svg:x="14.22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762cm" svg:height="4.318cm" svg:x="23.114cm" svg:y="10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2.286cm" svg:height="1.27cm" svg:x="23.114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2.286cm" svg:height="1.27cm" svg:x="23.114cm" svg:y="13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8.079cm" svg:height="0.962cm" svg:x="1.319cm" svg:y="14.428cm">
          <draw:text-box>
            <text:p text:style-name="P1">DA = BCX</text:p>
          </draw:text-box>
        </draw:frame>
        <draw:frame draw:style-name="gr6" draw:text-style-name="P13" draw:layer="layout" svg:width="8.079cm" svg:height="0.962cm" svg:x="10.209cm" svg:y="14.478cm">
          <draw:text-box>
            <text:p text:style-name="P1">DB = X’(A+C) + BC’X</text:p>
          </draw:text-box>
        </draw:frame>
        <draw:frame draw:style-name="gr6" draw:text-style-name="P13" draw:layer="layout" svg:width="8.079cm" svg:height="0.962cm" svg:x="19.099cm" svg:y="14.573cm">
          <draw:text-box>
            <text:p text:style-name="P1">DC = X(C’ + B’)</text:p>
          </draw:text-box>
        </draw:frame>
        <draw:frame draw:style-name="gr6" draw:text-style-name="P13" draw:layer="layout" svg:width="8.079cm" svg:height="0.962cm" svg:x="21.639cm" svg:y="4.064cm">
          <draw:text-box>
            <text:p text:style-name="P1">S = A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09:34:53.498482414</meta:creation-date>
    <dc:date>2018-07-25T00:02:18.885994929</dc:date>
    <meta:editing-duration>PT33M19S</meta:editing-duration>
    <meta:editing-cycles>15</meta:editing-cycles>
    <meta:generator>LibreOffice/6.0.5.2$Linux_X86_64 LibreOffice_project/00$Build-2</meta:generator>
    <meta:document-statistic meta:object-count="110"/>
  </office:meta>
</office:document-meta>
</file>